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20.5" calcext:value-type="float">
            <text:p>20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21" calcext:value-type="float">
            <text:p>21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4.5" calcext:value-type="float">
            <text:p>14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5" calcext:value-type="float">
            <text:p>15</text:p>
          </table:table-cell>
          <table:table-cell table:style-name="ce7" table:formula="of:=SUM([.F7];[.I7];[.L7];[.O7];[.R7];[.U7];[.X7];[.AA7];[.AD7])" office:value-type="float" office:value="44.5" calcext:value-type="float">
            <text:p>44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5" calcext:value-type="float">
            <text:p>15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24T22:07:33.286000000</dc:date>
    <meta:editing-cycles>70</meta:editing-cycles>
    <meta:editing-duration>PT4H12M29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